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b7ed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font-weight="bold" officeooo:rsid="001b7ede" officeooo:paragraph-rsid="001b7ed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fo:font-weight="bold" officeooo:rsid="001cbf73" officeooo:paragraph-rsid="001cbf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b7ed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b7e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7ede" officeooo:paragraph-rsid="001b7e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15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cbf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fb6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T1" style:family="text">
      <style:text-properties officeooo:rsid="001b7ede"/>
    </style:style>
    <style:style style:name="T2" style:family="text">
      <style:text-properties officeooo:rsid="001e1542"/>
    </style:style>
    <style:style style:name="T3" style:family="text">
      <style:text-properties officeooo:rsid="001efb60"/>
    </style:style>
    <style:style style:name="T4" style:family="text">
      <style:text-properties officeooo:rsid="001f6494"/>
    </style:style>
    <style:style style:name="T5" style:family="text">
      <style:text-properties officeooo:rsid="00207a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S PRÁCTICOS</text:p>
      <text:p text:style-name="P4"/>
      <text:p text:style-name="P4"/>
      <text:p text:style-name="P4"/>
      <text:p text:style-name="P5"/>
      <text:p text:style-name="P1">A) <text:span text:style-name="T1">El mercado y tipos</text:span></text:p>
      <text:p text:style-name="P1"/>
      <text:p text:style-name="P7">1)</text:p>
      <text:p text:style-name="P7"/>
      <text:p text:style-name="P7"/>
      <text:p text:style-name="P7">2)</text:p>
      <text:p text:style-name="P7"/>
      <text:p text:style-name="P7"/>
      <text:p text:style-name="P6">3)</text:p>
      <text:p text:style-name="P6"><text:tab/>a) Competencia perfecta</text:p>
      <text:p text:style-name="P6"><text:tab/>b) Competencia monopolística</text:p>
      <text:p text:style-name="P6"><text:tab/>c) Oligopolio <text:span text:style-name="T4">(con o sin pacto)</text:span></text:p>
      <text:p text:style-name="P6"><text:tab/>d) Competencia monopolística</text:p>
      <text:p text:style-name="P6"><text:tab/></text:p>
      <text:p text:style-name="P6"/>
      <text:p text:style-name="P6"/>
      <text:p text:style-name="P2">B) Segmentación del mercado</text:p>
      <text:p text:style-name="P2"/>
      <text:p text:style-name="P6">4) Tienda de motocicletas. Criterios:</text:p>
      <text:p text:style-name="P6">Demográficos → sexo(varones), edad(j<text:span text:style-name="T3">ó</text:span>venes y mediana edad)</text:p>
      <text:p text:style-name="P6">Económicos → renta media y renta alta.</text:p>
      <text:p text:style-name="P6"/>
      <text:p text:style-name="P7">Producto enfocado a jóvenes con renta media-alta (motos deportivas) y personas mayores de 45 años con renta alta (Harley, chopper).</text:p>
      <text:p text:style-name="P7"/>
      <text:p text:style-name="P7"/>
      <text:p text:style-name="P7">5) <text:span text:style-name="T4">He escogido la opción a: Consolas de juegos PS o Xbox</text:span></text:p>
      <text:p text:style-name="P7">- <text:span text:style-name="T4">Innovadores: compradores que reservan la consola antes de su salida al mercado.</text:span></text:p>
      <text:p text:style-name="P7">- <text:span text:style-name="T4">Early-adopters: consumidores que compran la consola los primeros meses trás su salida</text:span></text:p>
      <text:p text:style-name="P7">- <text:span text:style-name="T4">Mayoría precoz: compradores que adquieren el producto cuando la consola lleva un tiempo en el mercado, ha sido probada y han salido numerosos juegos que aprovechen sus capacidades.</text:span></text:p>
      <text:p text:style-name="P7">- <text:span text:style-name="T4">Mayoría tardía: consumidores que esperan varios años para comprar la consola, quizás aprovechando una oferta o una bajada de precio.</text:span></text:p>
      <text:p text:style-name="P7">- <text:span text:style-name="T5">Rezagados: compradores que compran la consola incluso cuando existe un modelo superior en el mercado.</text:span></text:p>
      <text:p text:style-name="P7"/>
      <text:p text:style-name="P7"/>
      <text:p text:style-name="P7"/>
      <text:p text:style-name="P3">C) Estudio de mercado: los clientes</text:p>
      <text:p text:style-name="P3"/>
      <text:p text:style-name="P7">6)</text:p>
      <text:p text:style-name="P7"><text:tab/>a) Gustos y preferencias</text:p>
      <text:p text:style-name="P7"><text:soft-page-break/><text:tab/>b) <text:span text:style-name="T2">Hábitos de compra (dónde)</text:span></text:p>
      <text:p text:style-name="P9"><text:tab/>c) Hábitos de compra (quién)</text:p>
      <text:p text:style-name="P8"><text:tab/>d) ¿Por qué lo compra?</text:p>
      <text:p text:style-name="P8"><text:tab/>e) ¿Por qué lo compra?</text:p>
      <text:p text:style-name="P8"/>
      <text:p text:style-name="P8"/>
      <text:p text:style-name="P8">7)</text:p>
      <text:p text:style-name="P8"><text:tab/>a) Objetivos y necesidades</text:p>
      <text:p text:style-name="P8"><text:tab/>b) Acciones</text:p>
      <text:p text:style-name="P8"><text:tab/>c) Problemas</text:p>
      <text:p text:style-name="P8"><text:tab/>d) Soluciones potenciales</text:p>
      <text:p text:style-name="P10"><text:tab/>e) Beneficio<text:span text:style-name="T3">s</text:span></text:p>
      <text:p text:style-name="P10"><text:tab/><text:span text:style-name="T3">f) </text:span>Producto o servicio fin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1:58:25.882088410</meta:creation-date>
    <dc:date>2021-10-14T13:49:51.754539863</dc:date>
    <meta:editing-duration>PT9M1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2" meta:paragraph-count="35" meta:word-count="222" meta:character-count="1380" meta:non-whitespace-character-count="1176"/>
  </office:meta>
</office:document-meta>
</file>